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number-columns-repeated="5" table:default-cell-style-name="ce1"/>
        <table:table-column table:style-name="co8" table:default-cell-style-name="ce1"/>
        <table:table-column table:style-name="co4" table:number-columns-repeated="998" table:default-cell-style-name="ce1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_REGIO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MB93_X</text:p>
          </table:table-cell>
          <table:table-cell office:value-type="string" calcext:value-type="string">
            <text:p>LAMB93_Y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GH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V</text:p>
          </table:table-cell>
          <table:table-cell office:value-type="string" calcext:value-type="string">
            <text:p>USIC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LITS_REA</text:p>
          </table:table-cell>
          <table:table-cell office:value-type="string" calcext:value-type="string">
            <text:p>URG_JOUR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SOURC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Alsace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93197620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table:style-name="ce5"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Alsace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7857800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table:style-name="ce5"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Alsace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34948860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office:value-type="float" office:value="670000165" calcext:value-type="float">
            <text:p>670000165</text:p>
          </table:table-cell>
          <table:table-cell table:style-name="ce5"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Alsace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5780840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table:style-name="ce5"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Alsace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8804740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table:style-name="ce5"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Alsace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4104320</text:p>
          </table:table-cell>
          <table:table-cell office:value-type="string" calcext:value-type="string">
            <text:p>48.57536360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table:style-name="ce5"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35" calcext:value-type="float">
            <text:p>835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Alsace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5866157921264</text:p>
          </table:table-cell>
          <table:table-cell office:value-type="string" calcext:value-type="string">
            <text:p>48.59308667340474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table:style-name="ce5"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édiatrie Hautepierre</text:p>
          </table:table-cell>
          <table:table-cell office:value-type="string" calcext:value-type="string">
            <text:p>Alsace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83483635942684</text:p>
          </table:table-cell>
          <table:table-cell office:value-type="string" calcext:value-type="string">
            <text:p>48.5928276667751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table:style-name="ce5"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iaconat Strasbourg</text:p>
          </table:table-cell>
          <table:table-cell office:value-type="string" calcext:value-type="string">
            <text:p>Alsac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4342350</text:p>
          </table:table-cell>
          <table:table-cell office:value-type="string" calcext:value-type="string">
            <text:p>48.576724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ts</text:p>
          </table:table-cell>
          <table:table-cell office:value-type="float" office:value="670780162" calcext:value-type="float">
            <text:p>670780162</text:p>
          </table:table-cell>
          <table:table-cell table:style-name="ce6" office:value-type="float" office:value="670000108" calcext:value-type="float">
            <text:p>670000108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Alsace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22398380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table:style-name="ce5"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Alsace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1575570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table:style-name="ce5"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ENTRE MERE ENFANT LE PARC</text:p>
          </table:table-cell>
          <table:table-cell office:value-type="string" calcext:value-type="string">
            <text:p>Alsace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7.3350301087</text:p>
          </table:table-cell>
          <table:table-cell table:style-name="ce3" office:value-type="string" calcext:value-type="string">
            <text:p>48.0870091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l</text:p>
          </table:table-cell>
          <table:table-cell office:value-type="float" office:value="680001245" calcext:value-type="float">
            <text:p>680001245</text:p>
          </table:table-cell>
          <table:table-cell table:style-name="ce5"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Alsace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731220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table:style-name="ce5"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670" calcext:value-type="float">
            <text:p>670</text:p>
          </table:table-cell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Alsace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43438970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table:style-name="ce5"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Mulhouse – E.Muller</text:p>
          </table:table-cell>
          <table:table-cell office:value-type="string" calcext:value-type="string">
            <text:p>Alsace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4344870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table:style-name="ce5"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688" calcext:value-type="float">
            <text:p>688</text:p>
          </table:table-cell>
          <table:table-cell office:value-type="float" office:value="460" calcext:value-type="float">
            <text:p>46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Alsace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09567220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table:style-name="ce5"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Alsac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55113910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table:style-name="ce5"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sac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5341060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table:style-name="ce5"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Alsac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170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table:style-name="ce5"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aconat Roosevelt</text:p>
          </table:table-cell>
          <table:table-cell office:value-type="string" calcext:value-type="string">
            <text:p>Alsac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700</text:p>
          </table:table-cell>
          <table:table-cell office:value-type="string" calcext:value-type="string">
            <text:p>47.749511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 table:style-name="ce5"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H Mulhouse – Hasenrain</text:p>
          </table:table-cell>
          <table:table-cell office:value-type="string" calcext:value-type="string">
            <text:p>Alsace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7.332265913</text:p>
          </table:table-cell>
          <table:table-cell table:style-name="ce3" office:value-type="string" calcext:value-type="string">
            <text:p>47.73309531</text:p>
          </table:table-cell>
          <table:table-cell table:number-columns-repeated="2"/>
          <table:table-cell office:value-type="string" calcext:value-type="string">
            <text:p>Has</text:p>
          </table:table-cell>
          <table:table-cell table:style-name="ce4" office:value-type="float" office:value="680000627" calcext:value-type="float">
            <text:p>680000627</text:p>
          </table:table-cell>
          <table:table-cell table:style-name="ce5"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formula="of:=[.V22]+[.W22]" office:value-type="float" office:value="853" calcext:value-type="float">
            <text:p>853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diatri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COM</text:p>
          </table:table-cell>
          <table:table-cell office:value-type="string" calcext:value-type="string">
            <text:p>Alsac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23598599259276</text:p>
          </table:table-cell>
          <table:table-cell office:value-type="string" calcext:value-type="string">
            <text:p>48.537429188377786</text:p>
          </table:table-cell>
          <table:table-cell table:number-columns-repeated="2"/>
          <table:table-cell office:value-type="string" calcext:value-type="string">
            <text:p>Ccm</text:p>
          </table:table-cell>
          <table:table-cell table:style-name="ce4" office:value-type="float" office:value="670009109" calcext:value-type="float">
            <text:p>670009109</text:p>
          </table:table-cell>
          <table:table-cell table:style-name="ce5"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N</text:p>
          </table:table-cell>
          <table:table-cell table:formula="of:=[.V23]+[.W23]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ins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inique de l'Orangerie</text:p>
          </table:table-cell>
          <table:table-cell office:value-type="string" calcext:value-type="string">
            <text:p>Alsace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64736443714355</text:p>
          </table:table-cell>
          <table:table-cell office:value-type="string" calcext:value-type="string">
            <text:p>48.58803401441238</text:p>
          </table:table-cell>
          <table:table-cell table:number-columns-repeated="2"/>
          <table:table-cell office:value-type="string" calcext:value-type="string">
            <text:p>Org</text:p>
          </table:table-cell>
          <table:table-cell table:style-name="ce3" office:value-type="float" office:value="670780170" calcext:value-type="float">
            <text:p>670780170</text:p>
          </table:table-cell>
          <table:table-cell table:style-name="ce6" office:value-type="float" office:value="670000116" calcext:value-type="float">
            <text:p>670000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iv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dio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inique A.Schweizer</text:p>
          </table:table-cell>
          <table:table-cell office:value-type="string" calcext:value-type="string">
            <text:p>Alsace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64607095369138</text:p>
          </table:table-cell>
          <table:table-cell office:value-type="string" calcext:value-type="string">
            <text:p>48.06368143160444</text:p>
          </table:table-cell>
          <table:table-cell table:number-columns-repeated="2"/>
          <table:table-cell office:value-type="string" calcext:value-type="string">
            <text:p>Swz</text:p>
          </table:table-cell>
          <table:table-cell table:style-name="ce3" office:value-type="float" office:value="680001195" calcext:value-type="float">
            <text:p>680001195</text:p>
          </table:table-cell>
          <table:table-cell table:style-name="ce6" office:value-type="float" office:value="680016011" calcext:value-type="float">
            <text:p>680016011</text:p>
          </table:table-cell>
          <table:table-cell office:value-type="string" calcext:value-type="string">
            <text:p>GHC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spi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formula="of:=[.V25]+[.W25]"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dio</text:p>
          </table:table-cell>
          <table:table-cell table:number-columns-repeated="99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3:14:09.1894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6-07-06T13:27:46.188011000</dc:date>
    <meta:editing-duration>PT5H58M38S</meta:editing-duration>
    <meta:editing-cycles>52</meta:editing-cycles>
    <meta:generator>LibreOffice/5.0.5.2$MacOSX_X86_64 LibreOffice_project/55b006a02d247b5f7215fc6ea0fde844b30035b3</meta:generator>
    <meta:document-statistic meta:table-count="1" meta:cell-count="657" meta:object-count="0"/>
  </office:meta>
</office:document-meta>
</file>